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range Pi - это одноплатный компьютер с открытым исходным кодом, основанный на Raspberry Pi, но более дешевый и производимый Shenzhen Xunlong Software CO., Limited. Он может работать под управлением Android версий 4, 6 или 7.0, в зависимости от модели, Ubuntu, Debian, Fedora, Raspbian, ArchLinux, openSUSE, OpenWRT и других операционных систем, хотя наиболее эффективной является Armbian. Он использует процессор AllWinner A20 SoC и имеет объем памяти от 256 МБ на Orange Pi Zero до 2 ГБ DDR3 SDRAM на старых платах. Он оснащен стандартным слотом для карт TF.</text:span></text:p>
      <text:p text:style-name="P1"><text:span text:style-name="T2">Первой платой, произведенной Xunlong, была Orange Pi в ноябре 2014 года, производство которой было прекращено в мае 2016 года.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9:14:20.657617130</meta:creation-date>
    <dc:date>2022-10-24T19:23:44.182946048</dc:date>
    <meta:editing-duration>PT9M25S</meta:editing-duration>
    <meta:editing-cycles>1</meta:editing-cycles>
    <meta:document-statistic meta:table-count="0" meta:image-count="0" meta:object-count="0" meta:page-count="1" meta:paragraph-count="2" meta:word-count="106" meta:character-count="687" meta:non-whitespace-character-count="582"/>
    <meta:generator>LibreOffice/7.3.6.2$Linux_X86_64 LibreOffice_project/30$Build-2</meta:generator>
  </office:meta>
</office:document-meta>
</file>